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language="sv" fo:country="SE"/>
    </style:style>
    <style:style style:name="P4" style:family="paragraph" style:parent-style-name="Text_20_body" style:list-style-name="L2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sv" fo:country="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/></text:h>
      <text:section text:style-name="Sect1" text:name="Section1" text:protected="true">
        <text:section-source xlink:href="../job_queue_thoughts.odt" text:section-name="1.1.Abbreviations|outline"/>
        <text:h text:style-name="Heading_20_2" text:outline-level="2">Abbreviations</text:h>
        <text:p text:style-name="Text_20_body">Accessible <text:span text:style-name="T1">(block)<text:tab/>If that specific node is accessible from main base or not</text:span></text:p>
      </text:section>
      <text:list xml:id="list43624505" text:style-name="L2">
        <text:list-item>
          <text:list>
            <text:list-item>
              <text:p text:style-name="P2">Query each ant and ask for information like "how long do you think it will take you to complete this task" (probably wise to provide them with info : given that your travel time there would be x seconds)</text:p>
              <text:list>
                <text:list-item>
                  <text:p text:style-name="P2">This could therefore be cheated in the broad <text:span text:style-name="T1">phase</text:span></text:p>
                </text:list-item>
              </text:list>
            </text:list-item>
            <text:list-item>
              <text:p text:style-name="P3">Naive – give the job to the ant with lowest estimate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2M51S</meta:editing-duration>
    <meta:editing-cycles>5</meta:editing-cycles>
    <meta:generator>OpenOffice.org/3.3$Win32 OpenOffice.org_project/330m20$Build-9567</meta:generator>
    <dc:date>2013-12-07T00:07:23.56</dc:date>
    <dc:creator>Daniel Dahlkvist</dc:creator>
    <meta:document-statistic meta:table-count="0" meta:image-count="0" meta:object-count="0" meta:page-count="1" meta:paragraph-count="5" meta:word-count="76" meta:character-count="397"/>
    <meta:user-defined meta:name="Info 1"/>
    <meta:user-defined meta:name="Info 2"/>
    <meta:user-defined meta:name="Info 3"/>
    <meta:user-defined meta:name="Info 4"/>
  </office:meta>
</office:document-meta>
</file>